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タイトルと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タイトルとコンテンツ-notes">
      <style:graphic-properties draw:fill-color="#ffffff" fo:min-height="13.11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タイトルとコンテンツ" presentation:presentation-page-layout-name="AL1T18">
        <draw:frame draw:name="タイトル 1" presentation:style-name="pr1" draw:text-style-name="P2" draw:layer="layout" svg:width="22.86cm" svg:height="3.175cm" svg:x="1.27cm" svg:y="0.763cm" presentation:class="title">
          <draw:text-box>
            <text:p text:style-name="P1"><text:span text:style-name="T1">FPU</text:span></text:p>
          </draw:text-box>
        </draw:frame>
        <draw:frame draw:name="コンテンツ プレースホルダ 2" presentation:style-name="pr2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3"><text:span text:style-name="T2">先週やったこと</text:span></text:p>
                <text:p text:style-name="P3"><text:span text:style-name="T2">-</text:span><text:span text:style-name="T2">実機でのテストベンチの作成</text:span></text:p>
                <text:p text:style-name="P3"><text:span text:style-name="T2">-</text:span><text:span text:style-name="T2">各モジュール単体を実機で動かし仕様の確認</text:span></text:p>
                <text:p text:style-name="P3"><text:span text:style-name="T2">↓</text:span><text:span text:style-name="T2">各モジュールの仕様</text:span></text:p>
                <text:p text:style-name="P3"><text:span text:style-name="T2">fadd </text:span></text:p>
                <text:p text:style-name="P3"><text:span text:style-name="T2"><text:s text:c="2"/></text:span><text:span text:style-name="T3">４クロック </text:span><text:span text:style-name="T2">66MHz 133MHz</text:span><text:span text:style-name="T2">で動作確認 </text:span></text:p>
                <text:p text:style-name="P3"><text:span text:style-name="T2">fmul <text:s/></text:span></text:p>
                <text:p text:style-name="P3"><text:span text:style-name="T2"><text:s text:c="2"/></text:span><text:span text:style-name="T2">５クロック </text:span><text:span text:style-name="T2">66MHz 133MHz</text:span><text:span text:style-name="T2">で動作確認</text:span></text:p>
                <text:p text:style-name="P3"><text:span text:style-name="T2">fdiv</text:span><text:span text:style-name="T2">、平方根</text:span></text:p>
                <text:p text:style-name="P3"><text:span text:style-name="T2"><text:s/></text:span><text:span text:style-name="T2">8</text:span><text:span text:style-name="T2">クロック <text:s/>３３</text:span><text:span text:style-name="T2">MHz</text:span><text:span text:style-name="T2">で動作確認 パイプライン実行</text:span><text:span text:style-name="T2">×</text:span></text:p>
                <text:p text:style-name="P3"><text:span text:style-name="T2"><text:s text:c="2"/></text:span><text:span text:style-name="T2">稀に起こる</text:span><text:span text:style-name="T2">C</text:span><text:span text:style-name="T2">実装との不一致を発見</text:span></text:p>
                <text:p text:style-name="P3"><text:span text:style-name="T2">比較</text:span></text:p>
                <text:p text:style-name="P3"><text:span text:style-name="T2"><text:s text:c="2"/></text:span><text:span text:style-name="T2">1</text:span><text:span text:style-name="T2">クロック </text:span><text:span text:style-name="T2">66MHz</text:span><text:span text:style-name="T2">で動作確認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タイトルとコンテンツ">
        <draw:frame draw:name="コンテンツ プレースホルダ 2" presentation:style-name="pr2" draw:text-style-name="P2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今週やること</text:span></text:p>
                <text:p text:style-name="P3"><text:span text:style-name="T2">-</text:span><text:span text:style-name="T2">今日中に</text:span><text:span text:style-name="T2">fdiv</text:span><text:span text:style-name="T2">を</text:span><text:span text:style-name="T2">66MHz</text:span><text:span text:style-name="T2">で動くようにする</text:span></text:p>
                <text:p text:style-name="P3"><text:span text:style-name="T2">-CPU</text:span><text:span text:style-name="T2">と連携</text:span></text:p>
                <text:p text:style-name="P3"><text:span text:style-name="T2">-FPU</text:span><text:span text:style-name="T2">の改良</text:span></text:p>
              </text:list-item>
            </text:list>
          </draw:text-box>
        </draw:frame>
        <draw:frame draw:name="タイトル 1" presentation:style-name="pr1" draw:text-style-name="P2" draw:layer="layout" svg:width="22.86cm" svg:height="3.175cm" svg:x="1.27cm" svg:y="0.764cm" presentation:class="title" presentation:user-transformed="true">
          <draw:text-box>
            <text:p text:style-name="P1"><text:span text:style-name="T1">FPU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ゴシック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Office-テーマ-background" style:family="presentation">
      <style:graphic-properties draw:stroke="none" draw:fill="solid" draw:fill-color="#ffffff"/>
      <style:text-properties style:letter-kerning="true"/>
    </style:style>
    <style:style style:name="Master1-Office-テーマ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テーマ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1" style:family="presentation">
      <style:graphic-properties draw:stroke="none" draw:fill="none" draw:auto-grow-height="false" draw:fit-to-size="shrink-to-fit">
        <text:list-style style:name="Master1-Office-テーマ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2" style:family="presentation" style:parent-style-name="Master1-Office-テーマ-outline1">
      <style:paragraph-properties fo:margin-top="0cm" fo:margin-bottom="0.4cm"/>
      <style:text-properties fo:font-size="28pt" style:font-size-asian="28pt" style:font-size-complex="28pt"/>
    </style:style>
    <style:style style:name="Master1-Office-テーマ-outline3" style:family="presentation" style:parent-style-name="Master1-Office-テーマ-outline2">
      <style:paragraph-properties fo:margin-top="0cm" fo:margin-bottom="0.3cm"/>
      <style:text-properties fo:font-size="24pt" style:font-size-asian="24pt" style:font-size-complex="24pt"/>
    </style:style>
    <style:style style:name="Master1-Office-テーマ-outline4" style:family="presentation" style:parent-style-name="Master1-Office-テーマ-outline3">
      <style:paragraph-properties fo:margin-top="0cm" fo:margin-bottom="0.2cm"/>
      <style:text-properties fo:font-size="20pt" style:font-size-asian="20pt" style:font-size-complex="20pt"/>
    </style:style>
    <style:style style:name="Master1-Office-テーマ-outline5" style:family="presentation" style:parent-style-name="Master1-Office-テーマ-outline4">
      <style:paragraph-properties fo:margin-top="0cm" fo:margin-bottom="0.1cm"/>
      <style:text-properties fo:font-size="20pt" style:font-size-asian="20pt" style:font-size-complex="20pt"/>
    </style:style>
    <style:style style:name="Master1-Office-テーマ-outline6" style:family="presentation" style:parent-style-name="Master1-Office-テーマ-outline5">
      <style:paragraph-properties fo:margin-top="0cm" fo:margin-bottom="0.1cm"/>
      <style:text-properties fo:font-size="20pt" style:font-size-asian="20pt" style:font-size-complex="20pt"/>
    </style:style>
    <style:style style:name="Master1-Office-テーマ-outline7" style:family="presentation" style:parent-style-name="Master1-Office-テーマ-outline6">
      <style:paragraph-properties fo:margin-top="0cm" fo:margin-bottom="0.1cm"/>
      <style:text-properties fo:font-size="20pt" style:font-size-asian="20pt" style:font-size-complex="20pt"/>
    </style:style>
    <style:style style:name="Master1-Office-テーマ-outline8" style:family="presentation" style:parent-style-name="Master1-Office-テーマ-outline7">
      <style:paragraph-properties fo:margin-top="0cm" fo:margin-bottom="0.1cm"/>
      <style:text-properties fo:font-size="20pt" style:font-size-asian="20pt" style:font-size-complex="20pt"/>
    </style:style>
    <style:style style:name="Master1-Office-テーマ-outline9" style:family="presentation" style:parent-style-name="Master1-Office-テーマ-outline8">
      <style:paragraph-properties fo:margin-top="0cm" fo:margin-bottom="0.1cm"/>
      <style:text-properties fo:font-size="20pt" style:font-size-asian="20pt" style:font-size-complex="20pt"/>
    </style:style>
    <style:style style:name="Master1-Office-テーマ-subtitle" style:family="presentation">
      <style:graphic-properties draw:stroke="none" draw:fill="none" draw:textarea-vertical-align="middle">
        <text:list-style style:name="Master1-Office-テーマ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title" style:family="presentation">
      <style:graphic-properties draw:stroke="none" draw:fill="none" draw:textarea-vertical-align="middle">
        <text:list-style style:name="Master1-Office-テーマ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/>
      <style:text-properties style:letter-kerning="true"/>
    </style:style>
    <style:style style:name="Master1-Layout2-obj-タイトルと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/>
      <style:text-properties style:letter-kerning="true"/>
    </style:style>
    <style:style style:name="Master1-Layout3-secHead-セクション見出し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/>
      <style:text-properties style:letter-kerning="true"/>
    </style:style>
    <style:style style:name="Master1-Layout4-twoObj-2-つ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/>
      <style:text-properties style:letter-kerning="true"/>
    </style:style>
    <style:style style:name="Master1-Layout5-twoTxTwoObj-比較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/>
      <style:text-properties style:letter-kerning="true"/>
    </style:style>
    <style:style style:name="Master1-Layout6-titleOnly-タイトルのみ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/>
      <style:text-properties style:letter-kerning="true"/>
    </style:style>
    <style:style style:name="Master1-Layout7-blank-白紙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/>
      <style:text-properties style:letter-kerning="true"/>
    </style:style>
    <style:style style:name="Master1-Layout8-objTx-タイトル付き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/>
      <style:text-properties style:letter-kerning="true"/>
    </style:style>
    <style:style style:name="Master1-Layout9-picTx-タイトル付きの図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0-vertTx-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1-vertTitleAndTx-縦書き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テーマ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テーマ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テーマ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テーマ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テーマ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テーマ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タイトル-スライド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タイトル-スライド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タイトル-スライド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タイトル-スライド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タイトルと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タイトルと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セクション見出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セクション見出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セクション見出し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セクション見出し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2-つの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2-つ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2-つ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2-つのコンテンツ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2-つのコンテンツ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比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比較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比較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タイトルのみ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タイトルの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タイトルの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タイトルのみ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タイトルのみ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白紙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白紙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タイトル付き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タイトル付き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タイトル付きのコンテンツ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タイトル付きのコンテンツ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タイトル付きの図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タイトル付きの図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タイトル付きの図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タイトル付きの図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タイトルと縦書きテキスト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縦書き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縦書きタイトルと縦書きテキスト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縦書き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language-asian="ja" style:country-asian="JP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6pt" style:language-asian="ja" style:country-asian="JP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4pt" style:language-asian="ja" style:country-asian="JP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Master1-Office-テーマ" style:page-layout-name="PM1" draw:style-name="Mdp1">
      <draw:frame draw:name="タイトル プレースホルダ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テキスト プレースホルダ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13">11/13/12</text:date></text:span></text:p>
        </draw:text-box>
      </draw:frame>
      <draw:frame draw:name="フッター プレースホルダ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Office-テーマ-title" draw:layer="backgroundobjects" svg:width="14.848cm" svg:height="11.136cm" svg:x="3.075cm" svg:y="2.257cm" presentation:class="page"/>
        <draw:frame presentation:style-name="Master1-Office-テーマ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-title-タイトル-スライド" style:page-layout-name="PM1" draw:style-name="Mdp1">
      <draw:frame draw:name="タイトル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マスタ タイトルの書式設定</text:span></text:p>
        </draw:text-box>
      </draw:frame>
      <draw:frame draw:name="サブタイトル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マスタ サブタイトルの書式設定</text:span></text:p>
        </draw:text-box>
      </draw:frame>
      <draw:frame draw:name="日付プレースホルダ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13">11/13/12</text:date></text:span></text:p>
        </draw:text-box>
      </draw:frame>
      <draw:frame draw:name="フッター プレースホルダ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-title-タイトル-スライド-title" draw:layer="backgroundobjects" svg:width="0cm" svg:height="0cm" svg:x="0cm" svg:y="2.257cm" presentation:class="page"/>
        <draw:frame presentation:style-name="Master1-Layout1-title-タイトル-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タイトル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コンテンツ プレースホルダ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マスタ テキストの書式設定</text:span><text:span text:style-name="MT2"><text:line-break/></text:span><text:span text:style-name="MT3">第 </text:span><text:span text:style-name="MT3">2 </text:span><text:span text:style-name="MT3">レベル</text:span><text:span text:style-name="MT3"><text:line-break/></text:span><text:span text:style-name="MT4">第 </text:span><text:span text:style-name="MT4">3 </text:span><text:span text:style-name="MT4">レベル</text:span><text:span text:style-name="MT4"><text:line-break/></text:span><text:span text:style-name="MT5">第 </text:span><text:span text:style-name="MT5">4 </text:span><text:span text:style-name="MT5">レベル</text:span><text:span text:style-name="MT5"><text:line-break/></text:span><text:span text:style-name="MT5">第 </text:span><text:span text:style-name="MT5">5 </text:span><text:span text:style-name="MT5">レベル</text:span></text:p>
            </text:list-item>
          </text:list>
        </draw:text-box>
      </draw:frame>
      <draw:frame draw:name="日付プレースホルダ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13">11/13/12</text:date></text:span></text:p>
        </draw:text-box>
      </draw:frame>
      <draw:frame draw:name="フッター プレースホルダ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draw:frame presentation:style-name="Master1-Layout2-obj-タイトルとコンテンツ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タイトルとコンテンツ-title" draw:layer="backgroundobjects" svg:width="0cm" svg:height="0cm" svg:x="0cm" svg:y="2.257cm" presentation:class="page"/>
        <draw:frame presentation:style-name="Master1-Layout2-obj-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タイトル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マスタ タイトルの書式設定</text:span></text:p>
        </draw:text-box>
      </draw:frame>
      <draw:frame draw:name="テキスト プレースホルダ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マスタ テキストの書式設定</text:span></text:p>
            </text:list-item>
          </text:list>
        </draw:text-box>
      </draw:frame>
      <draw:frame draw:name="日付プレースホルダ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13">11/13/12</text:date></text:span></text:p>
        </draw:text-box>
      </draw:frame>
      <draw:frame draw:name="フッター プレースホルダ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3-secHead-セクション見出し-title" draw:layer="backgroundobjects" svg:width="0cm" svg:height="0cm" svg:x="0cm" svg:y="2.257cm" presentation:class="page"/>
        <draw:frame presentation:style-name="Master1-Layout3-secHead-セクション見出し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4-twoObj-2-つのコンテンツ" style:page-layout-name="PM1" draw:style-name="Mdp1">
      <draw:frame draw:name="タイトル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コンテンツ プレースホルダ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10">第 </text:span><text:span text:style-name="MT10">4 </text:span><text:span text:style-name="MT10">レベル</text:span><text:span text:style-name="MT10"><text:line-break/></text:span><text:span text:style-name="MT10">第 </text:span><text:span text:style-name="MT10">5 </text:span><text:span text:style-name="MT10">レベル</text:span></text:p>
            </text:list-item>
          </text:list>
        </draw:text-box>
      </draw:frame>
      <draw:frame draw:name="コンテンツ プレースホルダ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10">第 </text:span><text:span text:style-name="MT10">4 </text:span><text:span text:style-name="MT10">レベル</text:span><text:span text:style-name="MT10"><text:line-break/></text:span><text:span text:style-name="MT10">第 </text:span><text:span text:style-name="MT10">5 </text:span><text:span text:style-name="MT10">レベル</text:span></text:p>
            </text:list-item>
          </text:list>
        </draw:text-box>
      </draw:frame>
      <draw:frame draw:name="日付プレースホルダ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13">11/13/12</text:date></text:span></text:p>
        </draw:text-box>
      </draw:frame>
      <draw:frame draw:name="フッター プレースホルダ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4-twoObj-2-つのコンテンツ-title" draw:layer="backgroundobjects" svg:width="0cm" svg:height="0cm" svg:x="0cm" svg:y="2.257cm" presentation:class="page"/>
        <draw:frame presentation:style-name="Master1-Layout4-twoObj-2-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5-twoTxTwoObj-比較" style:page-layout-name="PM1" draw:style-name="Mdp1">
      <draw:frame draw:name="タイトル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テキスト プレースホルダ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マスタ テキストの書式設定</text:span></text:p>
            </text:list-item>
          </text:list>
        </draw:text-box>
      </draw:frame>
      <draw:frame draw:name="コンテンツ プレースホルダ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10">第 </text:span><text:span text:style-name="MT10">3 </text:span><text:span text:style-name="MT10">レベル</text:span><text:span text:style-name="MT10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テキスト プレースホルダ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マスタ テキストの書式設定</text:span></text:p>
            </text:list-item>
          </text:list>
        </draw:text-box>
      </draw:frame>
      <draw:frame draw:name="コンテンツ プレースホルダ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10">第 </text:span><text:span text:style-name="MT10">3 </text:span><text:span text:style-name="MT10">レベル</text:span><text:span text:style-name="MT10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日付プレースホルダ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13">11/13/12</text:date></text:span></text:p>
        </draw:text-box>
      </draw:frame>
      <draw:frame draw:name="フッター プレースホルダ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5-twoTxTwoObj-比較-title" draw:layer="backgroundobjects" svg:width="0cm" svg:height="0cm" svg:x="0cm" svg:y="2.257cm" presentation:class="page"/>
        <draw:frame presentation:style-name="Master1-Layout5-twoTxTwoObj-比較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6-titleOnly-タイトルのみ" style:page-layout-name="PM1" draw:style-name="Mdp1">
      <draw:frame draw:name="タイトル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日付プレースホルダ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13">11/13/12</text:date></text:span></text:p>
        </draw:text-box>
      </draw:frame>
      <draw:frame draw:name="フッター プレースホルダ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6-titleOnly-タイトルのみ-title" draw:layer="backgroundobjects" svg:width="0cm" svg:height="0cm" svg:x="0cm" svg:y="2.257cm" presentation:class="page"/>
        <draw:frame presentation:style-name="Master1-Layout6-titleOnly-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7-blank-白紙" style:page-layout-name="PM1" draw:style-name="Mdp1">
      <draw:frame draw:name="日付プレースホルダ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13">11/13/12</text:date></text:span></text:p>
        </draw:text-box>
      </draw:frame>
      <draw:frame draw:name="フッター プレースホルダ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7-blank-白紙-title" draw:layer="backgroundobjects" svg:width="0cm" svg:height="0cm" svg:x="0cm" svg:y="2.257cm" presentation:class="page"/>
        <draw:frame presentation:style-name="Master1-Layout7-blank-白紙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8-objTx-タイトル付きのコンテンツ" style:page-layout-name="PM1" draw:style-name="Mdp1">
      <draw:frame draw:name="タイトル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マスタ タイトルの書式設定</text:span></text:p>
        </draw:text-box>
      </draw:frame>
      <draw:frame draw:name="コンテンツ プレースホルダ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マスタ テキストの書式設定</text:span><text:span text:style-name="MT2"><text:line-break/></text:span><text:span text:style-name="MT3">第 </text:span><text:span text:style-name="MT3">2 </text:span><text:span text:style-name="MT3">レベル</text:span><text:span text:style-name="MT3"><text:line-break/></text:span><text:span text:style-name="MT4">第 </text:span><text:span text:style-name="MT4">3 </text:span><text:span text:style-name="MT4">レベル</text:span><text:span text:style-name="MT4"><text:line-break/></text:span><text:span text:style-name="MT5">第 </text:span><text:span text:style-name="MT5">4 </text:span><text:span text:style-name="MT5">レベル</text:span><text:span text:style-name="MT5"><text:line-break/></text:span><text:span text:style-name="MT5">第 </text:span><text:span text:style-name="MT5">5 </text:span><text:span text:style-name="MT5">レベル</text:span></text:p>
            </text:list-item>
          </text:list>
        </draw:text-box>
      </draw:frame>
      <draw:frame draw:name="テキスト プレースホルダ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マスタ テキストの書式設定</text:span></text:p>
            </text:list-item>
          </text:list>
        </draw:text-box>
      </draw:frame>
      <draw:frame draw:name="日付プレースホルダ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13">11/13/12</text:date></text:span></text:p>
        </draw:text-box>
      </draw:frame>
      <draw:frame draw:name="フッター プレースホルダ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8-objTx-タイトル付きのコンテンツ-title" draw:layer="backgroundobjects" svg:width="0cm" svg:height="0cm" svg:x="0cm" svg:y="2.257cm" presentation:class="page"/>
        <draw:frame presentation:style-name="Master1-Layout8-objTx-タイトル付き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9-picTx-タイトル付きの図" style:page-layout-name="PM1" draw:style-name="Mdp1">
      <draw:frame draw:name="タイトル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マスタ タイトルの書式設定</text:span></text:p>
        </draw:text-box>
      </draw:frame>
      <draw:frame draw:name="図プレースホルダ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テキスト プレースホルダ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マスタ テキストの書式設定</text:span></text:p>
            </text:list-item>
          </text:list>
        </draw:text-box>
      </draw:frame>
      <draw:frame draw:name="日付プレースホルダ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13">11/13/12</text:date></text:span></text:p>
        </draw:text-box>
      </draw:frame>
      <draw:frame draw:name="フッター プレースホルダ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9-picTx-タイトル付きの図-title" draw:layer="backgroundobjects" svg:width="0cm" svg:height="0cm" svg:x="0cm" svg:y="2.257cm" presentation:class="page"/>
        <draw:frame presentation:style-name="Master1-Layout9-picTx-タイトル付きの図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0-vertTx-タイトルと縦書きテキスト" style:page-layout-name="PM1" draw:style-name="Mdp1">
      <draw:frame draw:name="タイトル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縦書きテキスト プレースホルダ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13">11/13/12</text:date></text:span></text:p>
        </draw:text-box>
      </draw:frame>
      <draw:frame draw:name="フッター プレースホルダ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0-vertTx-タイトルと縦書きテキスト-title" draw:layer="backgroundobjects" svg:width="0cm" svg:height="0cm" svg:x="0cm" svg:y="2.257cm" presentation:class="page"/>
        <draw:frame presentation:style-name="Master1-Layout10-vertTx-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1-vertTitleAndTx-縦書きタイトルと縦書きテキスト" style:page-layout-name="PM1" draw:style-name="Mdp1">
      <draw:frame draw:name="縦書きタイトル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マスタ タイトルの書式設定</text:span></text:p>
        </draw:text-box>
      </draw:frame>
      <draw:frame draw:name="縦書きテキスト プレースホルダ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1-13">11/13/12</text:date></text:span></text:p>
        </draw:text-box>
      </draw:frame>
      <draw:frame draw:name="フッター プレースホルダ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1-vertTitleAndTx-縦書きタイトルと縦書きテキスト-title" draw:layer="backgroundobjects" svg:width="0cm" svg:height="0cm" svg:x="0cm" svg:y="2.257cm" presentation:class="page"/>
        <draw:frame presentation:style-name="Master1-Layout11-vertTitleAndTx-縦書き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シミュレータ係</dc:title>
    <meta:initial-creator>yukisoma</meta:initial-creator>
    <dc:creator>chro96 </dc:creator>
    <meta:creation-date>2012-11-12T23:40:44Z</meta:creation-date>
    <dc:date>2012-11-13T10:10:14</dc:date>
    <meta:editing-cycles>1</meta:editing-cycles>
    <meta:editing-duration>PT0S</meta:editing-duration>
    <meta:document-statistic meta:object-count="154"/>
  </office:meta>
</office:document-meta>
</file>